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8138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3.642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618in"/>
    </style:style>
    <style:style style:name="co9" style:family="table-column">
      <style:table-column-properties fo:break-before="auto" style:column-width="3.0181in"/>
    </style:style>
    <style:style style:name="co10" style:family="table-column">
      <style:table-column-properties fo:break-before="auto" style:column-width="2.466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413in" svg:height="9.9992in" svg:x="1.8965in" svg:y="2.3106in">
            <draw:object draw:notify-on-update-of-ranges="Sheet1.B2:Sheet1.B11 Sheet1.F1:Sheet1.F1 Sheet1.F2:Sheet1.F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413in" svg:height="9.9992in" svg:x="18.4787in" svg:y="2.3047in">
            <draw:object draw:notify-on-update-of-ranges="Sheet1.B2:Sheet1.B11 Sheet1.F1:Sheet1.F1 Sheet1.F2:Sheet1.F11 Sheet1.H1:Sheet1.H1 Sheet1.H2:Sheet1.H11 Sheet1.J1:Sheet1.J1 Sheet1.J2:Sheet1.J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Experiment Three</text:p>
          </table:table-cell>
          <table:table-cell/>
          <table:table-cell office:value-type="string">
            <text:p>Experiment Four</text:p>
          </table:table-cell>
          <table:table-cell/>
          <table:table-cell office:value-type="string">
            <text:p>Experiment Fiv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22">
            <text:p>2022</text:p>
          </table:table-cell>
          <table:table-cell office:value-type="float" office:value="0.4908">
            <text:p>0.4908</text:p>
          </table:table-cell>
          <table:table-cell office:value-type="float" office:value="0.5092">
            <text:p>0.5092</text:p>
          </table:table-cell>
          <table:table-cell office:value-type="float" office:value="35.7314">
            <text:p>35.7314</text:p>
          </table:table-cell>
          <table:table-cell/>
          <table:table-cell office:value-type="float" office:value="37.4872">
            <text:p>37.4872</text:p>
          </table:table-cell>
          <table:table-cell/>
          <table:table-cell office:value-type="float" office:value="36.148">
            <text:p>36.14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488">
            <text:p>3488</text:p>
          </table:table-cell>
          <table:table-cell office:value-type="float" office:value="0.5047">
            <text:p>0.5047</text:p>
          </table:table-cell>
          <table:table-cell office:value-type="float" office:value="0.4953">
            <text:p>0.4953</text:p>
          </table:table-cell>
          <table:table-cell office:value-type="float" office:value="34.7126">
            <text:p>34.7126</text:p>
          </table:table-cell>
          <table:table-cell/>
          <table:table-cell office:value-type="float" office:value="41.3962">
            <text:p>41.3962</text:p>
          </table:table-cell>
          <table:table-cell/>
          <table:table-cell office:value-type="float" office:value="42.5948">
            <text:p>42.594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875">
            <text:p>1875</text:p>
          </table:table-cell>
          <table:table-cell office:value-type="float" office:value="0.5479">
            <text:p>0.5479</text:p>
          </table:table-cell>
          <table:table-cell office:value-type="float" office:value="0.4521">
            <text:p>0.4521</text:p>
          </table:table-cell>
          <table:table-cell office:value-type="float" office:value="40.4554">
            <text:p>40.4554</text:p>
          </table:table-cell>
          <table:table-cell/>
          <table:table-cell office:value-type="float" office:value="32.09">
            <text:p>32.09</text:p>
          </table:table-cell>
          <table:table-cell/>
          <table:table-cell office:value-type="float" office:value="46.941">
            <text:p>46.94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059">
            <text:p>2059</text:p>
          </table:table-cell>
          <table:table-cell office:value-type="float" office:value="0.6034">
            <text:p>0.6034</text:p>
          </table:table-cell>
          <table:table-cell office:value-type="float" office:value="0.3966">
            <text:p>0.3966</text:p>
          </table:table-cell>
          <table:table-cell office:value-type="float" office:value="37.7428">
            <text:p>37.7428</text:p>
          </table:table-cell>
          <table:table-cell/>
          <table:table-cell office:value-type="float" office:value="43.5484">
            <text:p>43.5484</text:p>
          </table:table-cell>
          <table:table-cell/>
          <table:table-cell office:value-type="float" office:value="36.8018">
            <text:p>36.801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048">
            <text:p>3048</text:p>
          </table:table-cell>
          <table:table-cell office:value-type="float" office:value="0.6361">
            <text:p>0.6361</text:p>
          </table:table-cell>
          <table:table-cell office:value-type="float" office:value="0.3639">
            <text:p>0.3639</text:p>
          </table:table-cell>
          <table:table-cell office:value-type="float" office:value="32.3588">
            <text:p>32.3588</text:p>
          </table:table-cell>
          <table:table-cell/>
          <table:table-cell office:value-type="float" office:value="31.0032">
            <text:p>31.0032</text:p>
          </table:table-cell>
          <table:table-cell/>
          <table:table-cell office:value-type="float" office:value="36.6102">
            <text:p>36.610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1830">
            <text:p>1830</text:p>
          </table:table-cell>
          <table:table-cell office:value-type="float" office:value="0.6874">
            <text:p>0.6874</text:p>
          </table:table-cell>
          <table:table-cell office:value-type="float" office:value="0.3126">
            <text:p>0.3126</text:p>
          </table:table-cell>
          <table:table-cell office:value-type="float" office:value="34.9126">
            <text:p>34.9126</text:p>
          </table:table-cell>
          <table:table-cell/>
          <table:table-cell office:value-type="float" office:value="46.634">
            <text:p>46.634</text:p>
          </table:table-cell>
          <table:table-cell/>
          <table:table-cell office:value-type="float" office:value="28.8852">
            <text:p>28.885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1966">
            <text:p>1966</text:p>
          </table:table-cell>
          <table:table-cell office:value-type="float" office:value="0.7037">
            <text:p>0.7037</text:p>
          </table:table-cell>
          <table:table-cell office:value-type="float" office:value="0.2963">
            <text:p>0.2963</text:p>
          </table:table-cell>
          <table:table-cell office:value-type="float" office:value="33.9252">
            <text:p>33.9252</text:p>
          </table:table-cell>
          <table:table-cell/>
          <table:table-cell office:value-type="float" office:value="22.9394">
            <text:p>22.9394</text:p>
          </table:table-cell>
          <table:table-cell/>
          <table:table-cell office:value-type="float" office:value="40.1392">
            <text:p>40.139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488">
            <text:p>3488</text:p>
          </table:table-cell>
          <table:table-cell office:value-type="float" office:value="0.7389">
            <text:p>0.7389</text:p>
          </table:table-cell>
          <table:table-cell office:value-type="float" office:value="0.2611">
            <text:p>0.2611</text:p>
          </table:table-cell>
          <table:table-cell office:value-type="float" office:value="42.9858">
            <text:p>42.9858</text:p>
          </table:table-cell>
          <table:table-cell/>
          <table:table-cell office:value-type="float" office:value="40.7028">
            <text:p>40.7028</text:p>
          </table:table-cell>
          <table:table-cell/>
          <table:table-cell office:value-type="float" office:value="31.5348">
            <text:p>31.534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1996">
            <text:p>1996</text:p>
          </table:table-cell>
          <table:table-cell office:value-type="float" office:value="0.7515">
            <text:p>0.7515</text:p>
          </table:table-cell>
          <table:table-cell office:value-type="float" office:value="0.2485">
            <text:p>0.2485</text:p>
          </table:table-cell>
          <table:table-cell office:value-type="float" office:value="24.9588">
            <text:p>24.9588</text:p>
          </table:table-cell>
          <table:table-cell/>
          <table:table-cell office:value-type="float" office:value="36.6336">
            <text:p>36.6336</text:p>
          </table:table-cell>
          <table:table-cell/>
          <table:table-cell office:value-type="float" office:value="41.9772">
            <text:p>41.977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2748">
            <text:p>274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35.616">
            <text:p>35.616</text:p>
          </table:table-cell>
          <table:table-cell/>
          <table:table-cell office:value-type="float" office:value="40.4298">
            <text:p>40.4298</text:p>
          </table:table-cell>
          <table:table-cell/>
          <table:table-cell office:value-type="float" office:value="37.4804">
            <text:p>37.4804</text:p>
          </table:table-cell>
          <table:table-cell/>
        </table:table-row>
        <table:table-row table:style-name="ro1" table:number-rows-repeated="104856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16:59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17:00:06</dc:date>
    <dc:creator>Lettier </dc:creator>
    <meta:generator>LibreOffice/4.0.2.2$Linux_X86_64 LibreOffice_project/4c82dcdd6efcd48b1d8bba66bfe1989deee49c3</meta:generator>
    <meta:editing-duration>P1DT34M8S</meta:editing-duration>
    <meta:editing-cycles>8</meta:editing-cycles>
    <meta:document-statistic meta:table-count="1" meta:cell-count="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interval-major="2.5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69cm" svg:height="25.399cm" xlink:href=".." xlink:type="simple" chart:class="chart:line" chart:style-name="ch1">
        <chart:title svg:x="16.861cm" svg:y="0.691cm" chart:style-name="ch2">
          <text:p>SimPL</text:p>
        </chart:title>
        <chart:subtitle svg:x="7.207cm" svg:y="2.759cm" chart:style-name="ch3">
          <text:p>Average ball-in-play time of five rounds per every 10th generation top performer.</text:p>
        </chart:subtitle>
        <chart:legend svg:x="31.896cm" svg:y="10.818cm" style:legend-expansion="custom" chartooo:width="9.268cm" chartooo:height="2.217cm" style:legend-expansion-aspect-ratio="4.18042399639152" chart:style-name="ch4"/>
        <chart:plot-area chart:style-name="ch5" table:cell-range-address="Sheet1.B2:Sheet1.B11 Sheet1.F1:Sheet1.F11" chart:data-source-has-labels="both" svg:x="2.36cm" svg:y="4.089cm" svg:width="30.478cm" svg:height="19.672cm">
          <chartooo:coordinate-region svg:x="3.669cm" svg:y="4.315cm" svg:width="28.929cm" svg:height="18.746cm"/>
          <chart:axis chart:dimension="x" chart:name="primary-x" chart:style-name="ch6" chartooo:axis-type="auto">
            <chartooo:date-scale/>
            <chart:title svg:x="15.681cm" svg:y="23.97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614cm" svg:y="17.955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F2:Sheet1.F11" chart:label-cell-address="Sheet1.F1:Sheet1.F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hre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35.7314">
                <text:p>35.7314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.7126">
                <text:p>34.712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0.4554">
                <text:p>40.455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7.7428">
                <text:p>37.742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2.3588">
                <text:p>32.358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4.9126">
                <text:p>34.912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3.9252">
                <text:p>33.925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2.9858">
                <text:p>42.985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4.9588">
                <text:p>24.9588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5.616">
                <text:p>35.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maximum="47.5" chart:interval-major="2.5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33cc66" draw:fill-color="#33cc6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69cm" svg:height="25.399cm" xlink:href=".." xlink:type="simple" chart:class="chart:line" chart:style-name="ch1">
        <chart:title svg:x="17.927cm" svg:y="0.818cm" chart:style-name="ch2">
          <text:p>SimPL</text:p>
        </chart:title>
        <chart:subtitle svg:x="8.317cm" svg:y="2.546cm" chart:style-name="ch3">
          <text:p>Average ball-in-play time of five rounds per every 10th generation top performer.</text:p>
        </chart:subtitle>
        <chart:legend svg:x="33.455cm" svg:y="10.691cm" style:legend-expansion="custom" chartooo:width="7.496cm" chartooo:height="4.055cm" style:legend-expansion-aspect-ratio="1.84858199753391" chart:style-name="ch4"/>
        <chart:plot-area chart:style-name="ch5" table:cell-range-address="Sheet1.B2:Sheet1.B11 Sheet1.F1:Sheet1.F11 Sheet1.H1:Sheet1.H11 Sheet1.J1:Sheet1.J11" chart:data-source-has-labels="both" svg:x="2.104cm" svg:y="4.089cm" svg:width="31.8cm" svg:height="19.672cm">
          <chartooo:coordinate-region svg:x="3.413cm" svg:y="4.315cm" svg:width="30.252cm" svg:height="18.746cm"/>
          <chart:axis chart:dimension="x" chart:name="primary-x" chart:style-name="ch6" chartooo:axis-type="auto">
            <chartooo:date-scale/>
            <chart:title svg:x="16.987cm" svg:y="24.012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485cm" svg:y="17.313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F2:Sheet1.F11" chart:label-cell-address="Sheet1.F1:Sheet1.F1" chart:class="chart:line">
            <chart:data-point chart:repeated="7"/>
            <chart:data-point chart:style-name="ch12"/>
            <chart:data-point chart:repeated="2"/>
          </chart:series>
          <chart:series chart:style-name="ch13" chart:values-cell-range-address="Sheet1.H2:Sheet1.H11" chart:label-cell-address="Sheet1.H1:Sheet1.H1" chart:class="chart:line">
            <chart:data-point chart:repeated="10"/>
          </chart:series>
          <chart:series chart:style-name="ch14" chart:values-cell-range-address="Sheet1.J2:Sheet1.J11" chart:label-cell-address="Sheet1.J1:Sheet1.J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hree</text:p>
                <draw:g>
                  <svg:desc>Sheet1.F1:Sheet1.F1</svg:desc>
                </draw:g>
              </table:table-cell>
              <table:table-cell office:value-type="string">
                <text:p>Experiment Four</text:p>
                <draw:g>
                  <svg:desc>Sheet1.H1:Sheet1.H1</svg:desc>
                </draw:g>
              </table:table-cell>
              <table:table-cell office:value-type="string">
                <text:p>Experiment Fiv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35.7314">
                <text:p>35.7314</text:p>
                <draw:g>
                  <svg:desc>Sheet1.F2:Sheet1.F11</svg:desc>
                </draw:g>
              </table:table-cell>
              <table:table-cell office:value-type="float" office:value="37.4872">
                <text:p>37.4872</text:p>
                <draw:g>
                  <svg:desc>Sheet1.H2:Sheet1.H11</svg:desc>
                </draw:g>
              </table:table-cell>
              <table:table-cell office:value-type="float" office:value="36.148">
                <text:p>36.148</text:p>
                <draw:g>
                  <svg:desc>Sheet1.J2:Sheet1.J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.7126">
                <text:p>34.7126</text:p>
              </table:table-cell>
              <table:table-cell office:value-type="float" office:value="41.3962">
                <text:p>41.3962</text:p>
              </table:table-cell>
              <table:table-cell office:value-type="float" office:value="42.5948">
                <text:p>42.594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0.4554">
                <text:p>40.4554</text:p>
              </table:table-cell>
              <table:table-cell office:value-type="float" office:value="32.09">
                <text:p>32.09</text:p>
              </table:table-cell>
              <table:table-cell office:value-type="float" office:value="46.941">
                <text:p>46.94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7.7428">
                <text:p>37.7428</text:p>
              </table:table-cell>
              <table:table-cell office:value-type="float" office:value="43.5484">
                <text:p>43.5484</text:p>
              </table:table-cell>
              <table:table-cell office:value-type="float" office:value="36.8018">
                <text:p>36.80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2.3588">
                <text:p>32.3588</text:p>
              </table:table-cell>
              <table:table-cell office:value-type="float" office:value="31.0032">
                <text:p>31.0032</text:p>
              </table:table-cell>
              <table:table-cell office:value-type="float" office:value="36.6102">
                <text:p>36.61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4.9126">
                <text:p>34.9126</text:p>
              </table:table-cell>
              <table:table-cell office:value-type="float" office:value="46.634">
                <text:p>46.634</text:p>
              </table:table-cell>
              <table:table-cell office:value-type="float" office:value="28.8852">
                <text:p>28.88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3.9252">
                <text:p>33.9252</text:p>
              </table:table-cell>
              <table:table-cell office:value-type="float" office:value="22.9394">
                <text:p>22.9394</text:p>
              </table:table-cell>
              <table:table-cell office:value-type="float" office:value="40.1392">
                <text:p>40.139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2.9858">
                <text:p>42.9858</text:p>
              </table:table-cell>
              <table:table-cell office:value-type="float" office:value="40.7028">
                <text:p>40.7028</text:p>
              </table:table-cell>
              <table:table-cell office:value-type="float" office:value="31.5348">
                <text:p>31.534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4.9588">
                <text:p>24.9588</text:p>
              </table:table-cell>
              <table:table-cell office:value-type="float" office:value="36.6336">
                <text:p>36.6336</text:p>
              </table:table-cell>
              <table:table-cell office:value-type="float" office:value="41.9772">
                <text:p>41.977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5.616">
                <text:p>35.616</text:p>
              </table:table-cell>
              <table:table-cell office:value-type="float" office:value="40.4298">
                <text:p>40.4298</text:p>
              </table:table-cell>
              <table:table-cell office:value-type="float" office:value="37.4804">
                <text:p>37.4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maximum="47.5" chart:interval-major="2.5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33cc66" draw:fill-color="#33cc6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69cm" svg:height="25.399cm" xlink:href=".." xlink:type="simple" chart:class="chart:line" chart:style-name="ch1">
        <chart:title svg:x="17.927cm" svg:y="0.817cm" chart:style-name="ch2">
          <text:p>SimPL</text:p>
        </chart:title>
        <chart:subtitle svg:x="8.317cm" svg:y="2.546cm" chart:style-name="ch3">
          <text:p>Average ball-in-play time of five rounds per every 10th generation top performer.</text:p>
        </chart:subtitle>
        <chart:legend svg:x="33.455cm" svg:y="10.691cm" style:legend-expansion="custom" chartooo:width="7.496cm" chartooo:height="4.055cm" style:legend-expansion-aspect-ratio="1.84858199753391" chart:style-name="ch4"/>
        <chart:plot-area chart:style-name="ch5" table:cell-range-address="Sheet1.B2:Sheet1.B11 Sheet1.F1:Sheet1.F11 Sheet1.H1:Sheet1.H11 Sheet1.J1:Sheet1.J11" chart:data-source-has-labels="both" svg:x="2.104cm" svg:y="4.089cm" svg:width="31.8cm" svg:height="19.672cm">
          <chartooo:coordinate-region svg:x="3.413cm" svg:y="4.315cm" svg:width="30.252cm" svg:height="18.746cm"/>
          <chart:axis chart:dimension="x" chart:name="primary-x" chart:style-name="ch6" chartooo:axis-type="auto">
            <chartooo:date-scale/>
            <chart:title svg:x="16.987cm" svg:y="24.012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485cm" svg:y="17.312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F2:Sheet1.F11" chart:label-cell-address="Sheet1.F1:Sheet1.F1" chart:class="chart:line">
            <chart:data-point chart:repeated="7"/>
            <chart:data-point chart:style-name="ch12"/>
            <chart:data-point chart:repeated="2"/>
          </chart:series>
          <chart:series chart:style-name="ch13" chart:values-cell-range-address="Sheet1.H2:Sheet1.H11" chart:label-cell-address="Sheet1.H1:Sheet1.H1" chart:class="chart:line">
            <chart:data-point chart:repeated="10"/>
          </chart:series>
          <chart:series chart:style-name="ch14" chart:values-cell-range-address="Sheet1.J2:Sheet1.J11" chart:label-cell-address="Sheet1.J1:Sheet1.J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Three</text:p>
                <draw:g>
                  <svg:desc>Sheet1.F1:Sheet1.F1</svg:desc>
                </draw:g>
              </table:table-cell>
              <table:table-cell office:value-type="string">
                <text:p>Experiment Four</text:p>
                <draw:g>
                  <svg:desc>Sheet1.H1:Sheet1.H1</svg:desc>
                </draw:g>
              </table:table-cell>
              <table:table-cell office:value-type="string">
                <text:p>Experiment Fiv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35.7314">
                <text:p>35.7314</text:p>
                <draw:g>
                  <svg:desc>Sheet1.F2:Sheet1.F11</svg:desc>
                </draw:g>
              </table:table-cell>
              <table:table-cell office:value-type="float" office:value="37.4872">
                <text:p>37.4872</text:p>
                <draw:g>
                  <svg:desc>Sheet1.H2:Sheet1.H11</svg:desc>
                </draw:g>
              </table:table-cell>
              <table:table-cell office:value-type="float" office:value="36.148">
                <text:p>36.148</text:p>
                <draw:g>
                  <svg:desc>Sheet1.J2:Sheet1.J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.7126">
                <text:p>34.7126</text:p>
              </table:table-cell>
              <table:table-cell office:value-type="float" office:value="41.3962">
                <text:p>41.3962</text:p>
              </table:table-cell>
              <table:table-cell office:value-type="float" office:value="42.5948">
                <text:p>42.594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0.4554">
                <text:p>40.4554</text:p>
              </table:table-cell>
              <table:table-cell office:value-type="float" office:value="32.09">
                <text:p>32.09</text:p>
              </table:table-cell>
              <table:table-cell office:value-type="float" office:value="46.941">
                <text:p>46.94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7.7428">
                <text:p>37.7428</text:p>
              </table:table-cell>
              <table:table-cell office:value-type="float" office:value="43.5484">
                <text:p>43.5484</text:p>
              </table:table-cell>
              <table:table-cell office:value-type="float" office:value="36.8018">
                <text:p>36.80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2.3588">
                <text:p>32.3588</text:p>
              </table:table-cell>
              <table:table-cell office:value-type="float" office:value="31.0032">
                <text:p>31.0032</text:p>
              </table:table-cell>
              <table:table-cell office:value-type="float" office:value="36.6102">
                <text:p>36.61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4.9126">
                <text:p>34.9126</text:p>
              </table:table-cell>
              <table:table-cell office:value-type="float" office:value="46.634">
                <text:p>46.634</text:p>
              </table:table-cell>
              <table:table-cell office:value-type="float" office:value="28.8852">
                <text:p>28.885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3.9252">
                <text:p>33.9252</text:p>
              </table:table-cell>
              <table:table-cell office:value-type="float" office:value="22.9394">
                <text:p>22.9394</text:p>
              </table:table-cell>
              <table:table-cell office:value-type="float" office:value="40.1392">
                <text:p>40.139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2.9858">
                <text:p>42.9858</text:p>
              </table:table-cell>
              <table:table-cell office:value-type="float" office:value="40.7028">
                <text:p>40.7028</text:p>
              </table:table-cell>
              <table:table-cell office:value-type="float" office:value="31.5348">
                <text:p>31.534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4.9588">
                <text:p>24.9588</text:p>
              </table:table-cell>
              <table:table-cell office:value-type="float" office:value="36.6336">
                <text:p>36.6336</text:p>
              </table:table-cell>
              <table:table-cell office:value-type="float" office:value="41.9772">
                <text:p>41.977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5.616">
                <text:p>35.616</text:p>
              </table:table-cell>
              <table:table-cell office:value-type="float" office:value="40.4298">
                <text:p>40.4298</text:p>
              </table:table-cell>
              <table:table-cell office:value-type="float" office:value="37.4804">
                <text:p>37.48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